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Text_20_body">
      <style:text-properties fo:language="es" fo:country="ES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language="es" fo:country="ES"/>
    </style:style>
    <style:style style:name="P5" style:family="paragraph" style:parent-style-name="Titulo">
      <style:text-properties fo:language="es" fo:country="ES"/>
    </style:style>
    <style:style style:name="P6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838db" style:font-size-asian="12pt" style:font-size-complex="12pt"/>
    </style:style>
    <style:style style:name="P7" style:family="paragraph" style:parent-style-name="Standard">
      <style:text-properties style:font-name="Calibri" fo:font-size="12pt" officeooo:paragraph-rsid="002838db" style:font-size-asian="12pt" style:font-size-complex="12pt"/>
    </style:style>
    <style:style style:name="P8" style:family="paragraph" style:parent-style-name="Standard">
      <style:text-properties style:font-name="Calibri" fo:font-size="12pt" fo:language="es" fo:country="ES" officeooo:paragraph-rsid="002838db" style:font-size-asian="12pt" style:font-size-complex="12pt"/>
    </style:style>
    <style:style style:name="P9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DejaVu Sans Mono" fo:font-size="10pt" style:font-size-asian="10pt" style:font-size-complex="10pt"/>
    </style:style>
    <style:style style:name="P11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838db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838db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838db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838db" style:text-blinking="false" fo:background-color="transparent" loext:padding="0cm" loext:border="none"/>
    </style:style>
    <style:style style:name="P15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838db"/>
    </style:style>
    <style:style style:name="P16" style:family="paragraph" style:parent-style-name="Standard">
      <style:text-properties officeooo:paragraph-rsid="002838db"/>
    </style:style>
    <style:style style:name="P1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838db" style:font-size-asian="24pt" style:font-weight-asian="bold" style:font-size-complex="24pt" style:font-weight-complex="bold"/>
    </style:style>
    <style:style style:name="P18" style:family="paragraph" style:parent-style-name="Standard" style:master-page-name="First_20_Page">
      <style:paragraph-properties style:page-number="auto"/>
      <style:text-properties officeooo:paragraph-rsid="002838db"/>
    </style:style>
    <style:style style:name="P19" style:family="paragraph" style:parent-style-name="Standard">
      <style:text-properties fo:language="es" fo:country="ES"/>
    </style:style>
    <style:style style:name="P20" style:family="paragraph" style:parent-style-name="Text_20_body" style:list-style-name="L1">
      <style:text-properties fo:language="es" fo:country="ES" officeooo:rsid="0020a84b" officeooo:paragraph-rsid="0020a84b"/>
    </style:style>
    <style:style style:name="P21" style:family="paragraph" style:parent-style-name="Text_20_body" style:list-style-name="L1">
      <style:text-properties fo:language="es" fo:country="ES" officeooo:rsid="001a5cfd" officeooo:paragraph-rsid="001a5cfd"/>
    </style:style>
    <style:style style:name="P22" style:family="paragraph" style:parent-style-name="Text_20_body" style:list-style-name="L2">
      <style:text-properties fo:language="es" fo:country="ES"/>
    </style:style>
    <style:style style:name="P23" style:family="paragraph" style:parent-style-name="Text_20_body" style:list-style-name="L2">
      <style:text-properties fo:language="es" fo:country="ES" officeooo:rsid="001d178e" officeooo:paragraph-rsid="001d178e"/>
    </style:style>
    <style:style style:name="P24" style:family="paragraph" style:parent-style-name="Text_20_body" style:list-style-name="L2">
      <style:text-properties fo:language="es" fo:country="ES" fo:font-style="italic" officeooo:rsid="0020678d" officeooo:paragraph-rsid="0020678d" style:font-style-asian="italic" style:font-style-complex="italic"/>
    </style:style>
    <style:style style:name="P25" style:family="paragraph" style:parent-style-name="Text_20_body" style:list-style-name="L2">
      <style:text-properties fo:language="es" fo:country="ES" fo:font-style="italic" officeooo:rsid="00212b73" officeooo:paragraph-rsid="00212b73" style:font-style-asian="italic" style:font-style-complex="italic"/>
    </style:style>
    <style:style style:name="P26" style:family="paragraph" style:parent-style-name="Text_20_body" style:list-style-name="L3">
      <style:text-properties fo:language="es" fo:country="ES" fo:font-style="normal" officeooo:paragraph-rsid="001d178e" style:font-style-asian="normal" style:font-style-complex="normal"/>
    </style:style>
    <style:style style:name="P27" style:family="paragraph" style:parent-style-name="Text_20_body" style:list-style-name="L1">
      <style:text-properties fo:font-size="10pt" style:font-size-asian="10pt" style:font-size-complex="10pt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884f6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0678d" style:font-style-asian="italic" style:font-style-complex="italic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838db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838db" style:text-blinking="false" fo:background-color="transparent" loext:char-shading-value="0" style:font-size-asian="36pt" style:font-size-complex="36pt"/>
    </style:style>
    <style:style style:name="T12" style:family="text">
      <style:text-properties style:font-name="Calibri" fo:font-size="12pt" style:font-size-asian="12pt" style:font-size-complex="12pt"/>
    </style:style>
    <style:style style:name="T13" style:family="text">
      <style:text-properties officeooo:rsid="0020678d"/>
    </style:style>
    <style:style style:name="T14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5" style:family="text">
      <style:text-properties fo:color="#1155cc" loext:opacity="100%" style:text-underline-style="solid" style:text-underline-width="auto" style:text-underline-color="font-color"/>
    </style:style>
    <style:style style:name="T16" style:family="text">
      <style:text-properties officeooo:rsid="002332ea"/>
    </style:style>
    <style:style style:name="T17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7" text:name="NumeroTema"/>
        <text:user-field-decl office:value-type="string" office:string-value="Windows administration" text:name="Tema"/>
      </text:user-field-decls>
      <draw:frame draw:style-name="fr1" draw:name="Marco1" text:anchor-type="page" text:anchor-page-number="1" svg:x="1.956cm" svg:y="12.467cm" svg:width="17.009cm" draw:z-index="0">
        <draw:text-box fo:min-height="2.224cm">
          <text:p text:style-name="P9"/>
          <text:p text:style-name="P9">Computer Systems</text:p>
          <text:p text:style-name="P9">CFGS DAW</text:p>
        </draw:text-box>
      </draw:frame>
      <text:p text:style-name="P18"/>
      <text:p text:style-name="P16"/>
      <text:p text:style-name="P16"/>
      <text:p text:style-name="P16"/>
      <text:p text:style-name="P17"><text:span text:style-name="T7">Computer Systems – </text:span><text:span text:style-name="T8">Glossary – Part 3</text:span><text:span text:style-name="T9"><text:line-break/></text:span><text:span text:style-name="T10">UD 0</text:span><text:span text:style-name="T11">7</text:span><text:span text:style-name="T10">. </text:span><text:span text:style-name="T14"><text:user-field-get text:name="Tema">Windows administration</text:user-field-get></text:span></text:p>
      <text:p text:style-name="P14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2">Sergio García / Alfredo Oltra</text:p>
      <text:p text:style-name="P11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15">s</text:span></text:a></text:p>
      <text:p text:style-name="P15"><text:a xlink:type="simple" xlink:href="mailto:alfredo.oltra@ceedcv.es" text:style-name="Internet_20_link" text:visited-style-name="Visited_20_Internet_20_Link"><text:span text:style-name="T12">alfredo.oltra</text:span></text:a><text:a xlink:type="simple" xlink:href="mailto:alfredo.oltra@ceedcv.es" text:style-name="Internet_20_link" text:visited-style-name="Visited_20_Internet_20_Link"><text:span text:style-name="T12">@</text:span></text:a><text:a xlink:type="simple" xlink:href="mailto:alfredo.oltra@ceedcv.es" text:style-name="Internet_20_link" text:visited-style-name="Visited_20_Internet_20_Link"><text:span text:style-name="T12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13">20<text:span text:style-name="T16">22</text:span>/20<text:span text:style-name="T17">2</text:span><text:span text:style-name="T16">3</text:span></text:p>
      <text:p text:style-name="P6"><text:tab/><text:tab/><text:tab/><text:tab/><text:tab/><text:tab/><text:tab/><text:tab/><text:tab/><text:tab/>Versión:<text:date style:data-style-name="N105" text:date-value="2022-07-25T16:14:31.063999948">220725</text:date>.<text:time style:data-style-name="N104" text:time-value="2022-07-25T16:14:31.063999948">1614</text:time></text:p>
      <text:p text:style-name="P7"/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U0<text:user-field-get text:name="NumeroTema">7</text:user-field-get>. <text:user-field-get text:name="Tema">Windows administration</text:user-field-get></text:p>
      <text:p text:style-name="P5"/>
      <text:h text:style-name="Heading_20_1" text:outline-level="1">Vocabulary</text:h>
      <text:p text:style-name="Text_20_body">General:</text:p>
      <text:list xml:id="list1194839813" text:style-name="L1">
        <text:list-item>
          <text:p text:style-name="P20">file: fichero</text:p>
        </text:list-item>
        <text:list-item>
          <text:p text:style-name="P20">folder: directorio</text:p>
        </text:list-item>
        <text:list-item>
          <text:p text:style-name="P20">resource: recurso</text:p>
        </text:list-item>
        <text:list-item>
          <text:p text:style-name="P21"><text:span text:style-name="T13">owner</text:span>: <text:span text:style-name="T13">dueño.</text:span></text:p>
        </text:list-item>
        <text:list-item>
          <text:p text:style-name="P21"><text:span text:style-name="T13">inheritance</text:span>: <text:span text:style-name="T13">herencia</text:span></text:p>
          <text:list>
            <text:list-item>
              <text:list>
                <text:list-header>
                  <text:p text:style-name="P27"/>
                </text:list-header>
              </text:list>
            </text:list-item>
          </text:list>
        </text:list-item>
      </text:list>
      <text:p text:style-name="P10"/>
      <text:p text:style-name="P3">Verbos:</text:p>
      <text:list xml:id="list1347592157" text:style-name="L2">
        <text:list-item>
          <text:p text:style-name="P22"><text:span text:style-name="T4">to </text:span><text:span text:style-name="T5">grant</text:span><text:span text:style-name="T4">: </text:span><text:span text:style-name="T5">conceder</text:span></text:p>
        </text:list-item>
        <text:list-item>
          <text:p text:style-name="P23"><text:span text:style-name="T4">to </text:span><text:span text:style-name="T5">collide</text:span><text:span text:style-name="T4">: </text:span><text:span text:style-name="T5">colisionar</text:span></text:p>
        </text:list-item>
        <text:list-item>
          <text:p text:style-name="P24">to append: <text:s/>añadir al final</text:p>
        </text:list-item>
        <text:list-item>
          <text:p text:style-name="P25">to inherit: heredar</text:p>
        </text:list-item>
      </text:list>
      <text:list xml:id="list1271864237" text:style-name="L3">
        <text:list-header>
          <text:p text:style-name="P26"><text:s/></text:p>
        </text:list-header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04" number:language="es" number:country="ES">
      <number:hours number:style="long"/>
      <number:minutes number:style="long"/>
    </number:time-style>
    <number:date-style style:name="N10105" number:language="es" number:country="ES">
      <number:year/>
      <number:month number:style="long"/>
      <number:day number:style="long"/>
    </number:date-style>
    <number:time-style style:name="N20121" number:language="en" number:country="US">
      <number:hours number:style="long"/>
      <number:minutes number:style="long"/>
    </number:time-style>
    <number:date-style style:name="N20122" number:language="en" number:country="US">
      <number:year/>
      <number:month number:style="long"/>
      <number:day number:style="long"/>
    </number:date-style>
    <number:time-style style:name="N30111" number:language="en" number:country="GB">
      <number:hours number:style="long"/>
      <number:minutes number:style="long"/>
    </number:time-style>
    <number:date-style style:name="N3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884f6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7" text:name="NumeroTema"/>
          <text:user-field-decl office:value-type="string" office:string-value="Windows administration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Windows administration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Footer"><text:span text:style-name="MT1">CGFS. D</text:span><text:span text:style-name="MT2">AM/DAW</text:span><text:span text:style-name="MT1"><text:tab/><text:tab/></text:span><text:span text:style-name="MT1"><text:user-field-get text:name="NumeroTema">7</text:user-field-get></text:span><text:span text:style-name="MT1">.</text:span><text:span text:style-name="MT1"><text:page-number text:select-page="current">2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8-29T12:18:48</meta:creation-date>
    <meta:editing-duration>PT6H30M17S</meta:editing-duration>
    <meta:editing-cycles>34</meta:editing-cycles>
    <meta:generator>LibreOffice/7.3.2.2$Windows_X86_64 LibreOffice_project/49f2b1bff42cfccbd8f788c8dc32c1c309559be0</meta:generator>
    <meta:initial-creator>Alfredo Oltra Orengo</meta:initial-creator>
    <dc:date>2022-07-25T16:14:30.888000000</dc:date>
    <meta:document-statistic meta:table-count="0" meta:image-count="1" meta:object-count="0" meta:page-count="2" meta:paragraph-count="27" meta:word-count="78" meta:character-count="543" meta:non-whitespace-character-count="483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